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117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="none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Default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default-cell-style-name="ce15"/>
        <table:table-column table:style-name="co4" table:default-cell-style-name="Default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Credentials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eta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mainpassword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begi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Day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number-columns-repeated="4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ea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x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tot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ckroachtype</text:p>
          </table:table-cell>
          <table:table-cell table:style-name="Default" table:number-columns-repeated="3"/>
          <table:table-cell/>
          <table:table-cell table:style-name="ce11" table:number-columns-repeated="4"/>
          <table:table-cell/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9" office:value-type="string" calcext:value-type="string">
            <text:p>Month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max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rollcanin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xtlevel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tainlevelu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rtingbonussta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9" office:value-type="string" calcext:value-type="string">
            <text:p>Bonus/Malus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numberd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Entity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1" table:number-columns-repeated="4"/>
          <table:table-cell/>
          <table:table-cell table:style-name="ce16" office:value-type="string" calcext:value-type="string">
            <text:p>Featfamily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Zodiac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zodiacsig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mageavata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telastdeath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urnduration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exttur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blas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job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jo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vp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ority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attack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thcou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am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ndi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ypeques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blaz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Queststep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job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jo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type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finalestep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ocial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16" office:value-type="string" calcext:value-type="string">
            <text:p>Reward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b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echnology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namechef</text:p>
          </table:table-cell>
          <table:table-cell office:value-type="string" calcext:value-type="string">
            <text:p>namechief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yperewar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v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nbapmo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bap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b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rget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we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aveuniquemob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Prerequisited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ction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turndu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ttack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Levelseeinsibl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od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percep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Profession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ame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regene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ph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mag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opularit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am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put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bu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teobta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r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levelrequir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pietymin</text:p>
          </table:table-cell>
          <table:table-cell table:number-columns-repeated="2"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actualis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ropp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empla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9" office:value-type="string" calcext:value-type="string">
            <text:p>Adherent_of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urneff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vent</text:p>
          </table:table-cell>
          <table:table-cell table:style-name="Default" table:number-columns-repeated="3"/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rank_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har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ie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eterior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Building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temrewardqauntit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durationm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urndurationmax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raite</text:p>
          </table:table-cell>
          <table:table-cell office:value-type="string" calcext:value-type="string">
            <text:p>_trait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leveladju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8" office:value-type="string" calcext:value-type="string">
            <text:p>Instance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a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sup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inf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Familybuilding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eather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x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sdr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x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apowerseco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xesorigi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ea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Know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mponent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monsterpar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seintur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ee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nchant</text:p>
          </table:table-cell>
          <table:table-cell table:style-name="Default" table:number-columns-repeated="3"/>
          <table:table-cell/>
          <table:table-cell table:style-name="ce10" office:value-type="string" calcext:value-type="string">
            <text:p>Enchantrequir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pecial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econ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Vacancy</text:p>
          </table:table-cell>
          <table:table-cell table:number-columns-repeated="4"/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igh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level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wallpas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pric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tar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iric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edsfoo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rpsedeat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lle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AI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urn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har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appro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har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no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uts</text:p>
          </table:table-cell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ehavior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astactio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usai</text:p>
          </table:table-cell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i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ax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ollowing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Diplomacy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News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visibilitylevel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relationship_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e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ax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base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Announcement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ppro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levelseeinvisibl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8" office:value-type="string" calcext:value-type="string">
            <text:p>Instanc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Distinction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ggrolevel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loc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Buildingtypematter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inventory</text:p>
          </table:table-cell>
          <table:table-cell table:style-name="Default" table:number-columns-repeated="3"/>
          <table:table-cell/>
          <table:table-cell table:number-columns-repeated="2" table:style-name="ce19" office:value-type="string" calcext:value-type="string">
            <text:p>quantity</text:p>
          </table:table-cell>
          <table:table-cell table:style-name="ce19" office:value-type="string" calcext:value-type="string">
            <text:p>Integer</text:p>
          </table:table-cell>
          <table:table-cell table:style-name="ce19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Entitydistinctions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obta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Matter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Marketstatus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Loc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c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Declarationlov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confes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passag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number-columns-repeated="2" office:value-type="string" calcext:value-type="string">
            <text:p>respons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Transac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ceven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cecusto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vend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custom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ci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Area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resti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eigh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eaeffecttyp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utho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sist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18T09:22:16.770398095</dc:date>
    <meta:editing-duration>PT21H9M40S</meta:editing-duration>
    <meta:editing-cycles>19</meta:editing-cycles>
    <meta:generator>LibreOffice/7.3.7.2$Linux_X86_64 LibreOffice_project/30$Build-2</meta:generator>
    <meta:document-statistic meta:table-count="1" meta:cell-count="2712" meta:object-count="0"/>
  </office:meta>
</office:document-meta>
</file>